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b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urrent versions of Buildroot are capable of building a </text:p>
      <text:p text:style-name="P1"><text:s/>- toolchain</text:p>
      <text:p text:style-name="P1"><text:s/>- bootloader</text:p>
      <text:p text:style-name="P1"><text:s/>- kernel</text:p>
      <text:p text:style-name="P1"><text:s/>- root filesystem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0:58:18.844615414</meta:creation-date>
    <meta:generator>LibreOffice/6.4.7.2$Linux_X86_64 LibreOffice_project/40$Build-2</meta:generator>
    <dc:date>2022-12-22T11:05:01.653565292</dc:date>
    <meta:editing-duration>PT6M42S</meta:editing-duration>
    <meta:editing-cycles>2</meta:editing-cycles>
    <meta:document-statistic meta:table-count="0" meta:image-count="0" meta:object-count="0" meta:page-count="1" meta:paragraph-count="5" meta:word-count="19" meta:character-count="112" meta:non-whitespace-character-count="93"/>
  </office:meta>
</office:document-meta>
</file>